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0.45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0.487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40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0.374cm"/>
    </style:style>
    <style:style style:name="co15" style:family="table-column">
      <style:table-column-properties fo:break-before="auto" style:column-width="0.356cm"/>
    </style:style>
    <style:style style:name="co16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5cm" fo:break-before="auto" style:use-optimal-row-height="false"/>
    </style:style>
    <style:style style:name="ro3" style:family="table-row">
      <style:table-row-properties style:row-height="0.8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04">
      <style:text-properties fo:color="#2a6099"/>
    </style:style>
    <style:style style:name="ce8" style:family="table-cell" style:parent-style-name="Default" style:data-style-name="N104"/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SB-C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C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inker:CP_EIA-6032-28-Tantalumm_HandSolder</text:p>
          </table:table-cell>
          <table:table-cell/>
          <table:table-cell office:value-type="string" calcext:value-type="string">
            <text:p>C89246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currency" office:currency="CAD" office:value="7.27" calcext:value-type="currency">
            <text:p>$7.27</text:p>
          </table:table-cell>
          <table:table-cell/>
          <table:table-cell table:style-name="ce8" table:formula="of:=[.I3]/[.H3]*[.B3]" office:value-type="currency" office:currency="CAD" office:value="0.1454" calcext:value-type="currency">
            <text:p>$0.15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C2, C3, C4,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table:style-name="ce5" office:value-type="float" office:value="200" calcext:value-type="float">
            <text:p>200</text:p>
          </table:table-cell>
          <table:table-cell table:style-name="ce8" office:value-type="currency" office:currency="CAD" office:value="6.5" calcext:value-type="currency">
            <text:p>$6.50</text:p>
          </table:table-cell>
          <table:table-cell/>
          <table:table-cell table:style-name="ce8" table:formula="of:=[.I4]/[.H4]*[.B4]" office:value-type="currency" office:currency="CAD" office:value="0.0975" calcext:value-type="currency">
            <text:p>$0.1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663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2.5" calcext:value-type="currency">
            <text:p>$2.50</text:p>
          </table:table-cell>
          <table:table-cell/>
          <table:table-cell table:style-name="ce8" table:formula="of:=[.I5]/[.H5]*[.B5]" office:value-type="currency" office:currency="CAD" office:value="0.0025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GB1010603NR</text:p>
          </table:table-cell>
          <table:table-cell office:value-type="string" calcext:value-type="string">
            <text:p>PGB1010603NR</text:p>
          </table:table-cell>
          <table:table-cell office:value-type="string" calcext:value-type="string">
            <text:p>Tinker:PGB1010603NRHF</text:p>
          </table:table-cell>
          <table:table-cell office:value-type="string" calcext:value-type="string">
            <text:p>ESD Suppressors / TVS Diodes 0603 24VDC .06pF</text:p>
          </table:table-cell>
          <table:table-cell office:value-type="string" calcext:value-type="string">
            <text:p>C10677</text:p>
          </table:table-cell>
          <table:table-cell office:value-type="float" office:value="200" calcext:value-type="float">
            <text:p>200</text:p>
          </table:table-cell>
          <table:table-cell table:style-name="ce8" office:value-type="currency" office:currency="CAD" office:value="7.3" calcext:value-type="currency">
            <text:p>$7.30</text:p>
          </table:table-cell>
          <table:table-cell/>
          <table:table-cell table:style-name="ce8" table:formula="of:=[.I6]/[.H6]*[.B6]" office:value-type="currency" office:currency="CAD" office:value="0.146" calcext:value-type="currency">
            <text:p>$0.15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AT60A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V 3A High Current Recitifier Schottky Diode, SOD-323</text:p>
          </table:table-cell>
          <table:table-cell office:value-type="string" calcext:value-type="string">
            <text:p>C5355496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3.88" calcext:value-type="currency">
            <text:p>$3.88</text:p>
          </table:table-cell>
          <table:table-cell/>
          <table:table-cell table:style-name="ce8" table:formula="of:=[.I7]/[.H7]*[.B7]" office:value-type="currency" office:currency="CAD" office:value="0.0388" calcext:value-type="currency">
            <text:p>$0.04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1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76" calcext:value-type="currency">
            <text:p>$0.76</text:p>
          </table:table-cell>
          <table:table-cell/>
          <table:table-cell table:style-name="ce8" table:formula="of:=[.I8]/[.H8]*[.B8]" office:value-type="currency" office:currency="CAD" office:value="0.0152" calcext:value-type="currency">
            <text:p>$0.02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4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83" calcext:value-type="currency">
            <text:p>$0.83</text:p>
          </table:table-cell>
          <table:table-cell/>
          <table:table-cell table:style-name="ce8" table:formula="of:=[.I9]/[.H9]*[.B9]" office:value-type="currency" office:currency="CAD" office:value="0.0332" calcext:value-type="currency">
            <text:p>$0.03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0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72" calcext:value-type="currency">
            <text:p>$0.72</text:p>
          </table:table-cell>
          <table:table-cell/>
          <table:table-cell table:style-name="ce8" table:formula="of:=[.I10]/[.H10]*[.B10]" office:value-type="currency" office:currency="CAD" office:value="0.0144" calcext:value-type="currency">
            <text:p>$0.01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SB_C_Receptacle_USB2.0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Tinker:USB_C_Receptacle_HRO_TYPE-C-31-M-12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C2765186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CAD" office:value="5.75" calcext:value-type="currency">
            <text:p>$5.75</text:p>
          </table:table-cell>
          <table:table-cell/>
          <table:table-cell table:style-name="ce8" table:formula="of:=[.I11]/[.H11]*[.B11]" office:value-type="currency" office:currency="CAD" office:value="0.0575" calcext:value-type="currency">
            <text:p>$0.06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nn_01x04_Male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Tinke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J3, J4, J5, J6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nn_01x02_Male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Tinker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8"/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QWIIC_Stackable</text:p>
          </table:table-cell>
          <table:table-cell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8" office:value-type="currency" office:currency="CAD" office:value="7.55" calcext:value-type="currency">
            <text:p>$7.55</text:p>
          </table:table-cell>
          <table:table-cell office:value-type="string" calcext:value-type="string">
            <text:p>(full tube)</text:p>
          </table:table-cell>
          <table:table-cell table:style-name="ce8" table:formula="of:=[.I14]/[.H14]*[.B14]" office:value-type="currency" office:currency="CAD" office:value="0.0803191489361702" calcext:value-type="currency">
            <text:p>$0.08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MP3013SFV</text:p>
          </table:table-cell>
          <table:table-cell office:value-type="string" calcext:value-type="string">
            <text:p>DMP3013SFV</text:p>
          </table:table-cell>
          <table:table-cell office:value-type="string" calcext:value-type="string">
            <text:p>Package_SON:Diodes_PowerDI3333-8</text:p>
          </table:table-cell>
          <table:table-cell office:value-type="string" calcext:value-type="string">
            <text:p>-12A Id, -30V Vds, P-Channel Power MOSFET, 9.5mOhm Ron, 33.7nC Qg (typ), PowerDI3333-8</text:p>
          </table:table-cell>
          <table:table-cell office:value-type="string" calcext:value-type="string">
            <text:p>C264098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currency" office:currency="CAD" office:value="4.28" calcext:value-type="currency">
            <text:p>$4.28</text:p>
          </table:table-cell>
          <table:table-cell/>
          <table:table-cell table:style-name="ce8" table:formula="of:=[.I15]/[.H15]*[.B15]" office:value-type="currency" office:currency="CAD" office:value="0.428" calcext:value-type="currency">
            <text:p>$0.43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nker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3186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currency" office:currency="CAD" office:value="1.1" calcext:value-type="currency">
            <text:p>$1.10</text:p>
          </table:table-cell>
          <table:table-cell/>
          <table:table-cell table:style-name="ce8" table:formula="of:=[.I16]/[.H16]*[.B16]" office:value-type="currency" office:currency="CAD" office:value="0.0022" calcext:value-type="currency">
            <text:p>$0.00</text:p>
          </table:table-cell>
          <table:table-cell/>
          <table:table-cell table:style-name="ce17"/>
        </table:table-row>
        <table:table-row table:style-name="ro3">
          <table:table-cell table:style-name="ce2" office:value-type="string" calcext:value-type="string">
            <text:p>R3, R8, R9, R10, R11, R12, R13, R14, R15, 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119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0.9" calcext:value-type="currency">
            <text:p>$0.90</text:p>
          </table:table-cell>
          <table:table-cell/>
          <table:table-cell table:style-name="ce8" table:formula="of:=[.I17]/[.H17]*[.B17]" office:value-type="currency" office:currency="CAD" office:value="0.0081" calcext:value-type="currency">
            <text:p>$0.01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4, R6, R16, R17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5803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18]/[.H18]*[.B18]" office:value-type="currency" office:currency="CAD" office:value="0.0044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2775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19]/[.H19]*[.B19]" office:value-type="currency" office:currency="CAD" office:value="0.0011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3185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20]/[.H20]*[.B20]" office:value-type="currency" office:currency="CAD" office:value="0.0011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W_Pus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inker:SW_Push_TS273014TP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C2858276</text:p>
          </table:table-cell>
          <table:table-cell office:value-type="float" office:value="50" calcext:value-type="float">
            <text:p>50</text:p>
          </table:table-cell>
          <table:table-cell table:style-name="ce7" office:value-type="currency" office:currency="CAD" office:value="6.21" calcext:value-type="currency">
            <text:p>$6.21</text:p>
          </table:table-cell>
          <table:table-cell/>
          <table:table-cell table:style-name="ce8" table:formula="of:=[.I21]/[.H21]*[.B21]" office:value-type="currency" office:currency="CAD" office:value="0.1242" calcext:value-type="currency">
            <text:p>$0.12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MS1117-3.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Tinker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<text:a xlink:href="https://www.lcsc.com/product-detail/Linear-Voltage-Regulators-LDO_Advanced-Monolithic-Systems-AMS1117-3-3_C6186.html" xlink:type="simple">C6186</text:a>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17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SB4500QTR</text:p>
          </table:table-cell>
          <table:table-cell office:value-type="string" calcext:value-type="string">
            <text:p>STUSB4500QTR</text:p>
          </table:table-cell>
          <table:table-cell office:value-type="string" calcext:value-type="string">
            <text:p>Package_DFN_QFN:QFN-24-1EP_4x4mm_P0.5mm_EP2.7x2.7mm</text:p>
          </table:table-cell>
          <table:table-cell office:value-type="string" calcext:value-type="string">
            <text:p>Stand-alone USB PD controller (with sink Auto-run mode), QFN-24</text:p>
          </table:table-cell>
          <table:table-cell office:value-type="string" calcext:value-type="string">
            <text:p><text:a xlink:href="https://www.lcsc.com/product-detail/USB-ICs_STMicroelectronics-STUSB4500QTR_C2678061.html" xlink:type="simple">C2678061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currency" office:currency="CAD" office:value="45.99" calcext:value-type="currency">
            <text:p>$45.99</text:p>
          </table:table-cell>
          <table:table-cell/>
          <table:table-cell table:style-name="ce8" table:formula="of:=[.I23]/[.H23]*[.B23]" office:value-type="currency" office:currency="CAD" office:value="4.599" calcext:value-type="currency">
            <text:p>$4.60</text:p>
          </table:table-cell>
          <table:table-cell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8" table:formula="of:=SUM([.I3:.I23])" office:value-type="currency" office:currency="CAD" office:value="104.84" calcext:value-type="currency">
            <text:p>$104.84</text:p>
          </table:table-cell>
          <table:table-cell/>
          <table:table-cell table:style-name="ce8" table:formula="of:=SUM([.K3:.K23])" office:value-type="currency" office:currency="CAD" office:value="5.79891914893617" calcext:value-type="currency">
            <text:p>$5.8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4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ntroller-828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Default"/>
        <table:table-column table:style-name="co10" table:number-columns-repeated="6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25469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0.79" calcext:value-type="currency">
            <text:p>$0.79</text:p>
          </table:table-cell>
          <table:table-cell/>
          <table:table-cell table:style-name="ce8" table:formula="of:=[.I3]/[.H3]*[.B3]" office:value-type="currency" office:currency="CAD" office:value="0.0158" calcext:value-type="currency">
            <text:p>$0.02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C5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office:value-type="float" office:value="200" calcext:value-type="float">
            <text:p>200</text:p>
          </table:table-cell>
          <table:table-cell table:style-name="ce8" office:value-type="currency" office:currency="CAD" office:value="6.5" calcext:value-type="currency">
            <text:p>$6.50</text:p>
          </table:table-cell>
          <table:table-cell/>
          <table:table-cell table:style-name="ce8" table:formula="of:=[.I4]/[.H4]*[.B4]" office:value-type="currency" office:currency="CAD" office:value="0.065" calcext:value-type="currency">
            <text:p>$0.07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Tinker:CP_EIA-6032-28-Tantalu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89246</text:p>
          </table:table-cell>
          <table:table-cell office:value-type="float" office:value="50" calcext:value-type="float">
            <text:p>50</text:p>
          </table:table-cell>
          <table:table-cell table:style-name="ce7" office:value-type="currency" office:currency="CAD" office:value="7.27" calcext:value-type="currency">
            <text:p>$7.27</text:p>
          </table:table-cell>
          <table:table-cell/>
          <table:table-cell table:style-name="ce8" table:formula="of:=[.I5]/[.H5]*[.B5]" office:value-type="currency" office:currency="CAD" office:value="0.1454" calcext:value-type="currency">
            <text:p>$0.15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8" office:value-type="currency" office:currency="CAD" office:value="7.55" calcext:value-type="currency">
            <text:p>$7.55</text:p>
          </table:table-cell>
          <table:table-cell/>
          <table:table-cell table:style-name="ce8" table:formula="of:=[.I6]/[.H6]*[.B6]" office:value-type="currency" office:currency="CAD" office:value="0.0803191489361702" calcext:value-type="currency">
            <text:p>$0.08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MH3N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0.1A Ic, 50V Vce, Dual NPN Input Resistor Transistors, SOT-363</text:p>
          </table:table-cell>
          <table:table-cell office:value-type="string" calcext:value-type="string">
            <text:p>C62892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5.57" calcext:value-type="currency">
            <text:p>$5.57</text:p>
          </table:table-cell>
          <table:table-cell/>
          <table:table-cell table:style-name="ce8" table:formula="of:=[.I7]/[.H7]*[.B7]" office:value-type="currency" office:currency="CAD" office:value="0.0557" calcext:value-type="currency">
            <text:p>$0.06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790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8]/[.H8]*[.B8]" office:value-type="currency" office:currency="CAD" office:value="0.0011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935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9]/[.H9]*[.B9]" office:value-type="currency" office:currency="CAD" office:value="0.0011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R3, R4, R6, R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5804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" calcext:value-type="currency">
            <text:p>$1.00</text:p>
          </table:table-cell>
          <table:table-cell/>
          <table:table-cell table:style-name="ce8" table:formula="of:=[.I10]/[.H10]*[.B10]" office:value-type="currency" office:currency="CAD" office:value="0.004" calcext:value-type="currency">
            <text:p>$0.00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85H16</text:p>
          </table:table-cell>
          <table:table-cell office:value-type="string" calcext:value-type="string">
            <text:p>ESP8285</text:p>
          </table:table-cell>
          <table:table-cell office:value-type="string" calcext:value-type="string">
            <text:p>Tinker:QFN50P500X500X90-33N-D</text:p>
          </table:table-cell>
          <table:table-cell office:value-type="string" calcext:value-type="string">
            <text:p>Wi-Fi SoC, qfn-32</text:p>
          </table:table-cell>
          <table:table-cell office:value-type="string" calcext:value-type="string">
            <text:p>C967019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CAD" office:value="16.49" calcext:value-type="currency">
            <text:p>$16.49</text:p>
          </table:table-cell>
          <table:table-cell/>
          <table:table-cell table:style-name="ce8" table:formula="of:=[.I11]/[.H11]*[.B11]" office:value-type="currency" office:currency="CAD" office:value="1.649" calcext:value-type="currency">
            <text:p>$1.65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00MHz</text:p>
          </table:table-cell>
          <table:table-cell office:value-type="string" calcext:value-type="string">
            <text:p>ABM8-26.000MHz-20-D1X-T</text:p>
          </table:table-cell>
          <table:table-cell office:value-type="string" calcext:value-type="string">
            <text:p>Tinker:ABM825000MHz10B1UT</text:p>
          </table:table-cell>
          <table:table-cell office:value-type="string" calcext:value-type="string">
            <text:p>CRYSTAL 25.0000MHZ 20PF SMD</text:p>
          </table:table-cell>
          <table:table-cell office:value-type="string" calcext:value-type="string">
            <text:p>C2149083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CAD" office:value="0.98" calcext:value-type="currency">
            <text:p>$0.98</text:p>
          </table:table-cell>
          <table:table-cell/>
          <table:table-cell table:style-name="ce8" table:formula="of:=[.I12]/[.H12]*[.B12]" office:value-type="currency" office:currency="CAD" office:value="0.098" calcext:value-type="currency">
            <text:p>$0.10</text:p>
          </table:table-cell>
          <table:table-cell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8" table:formula="of:=SUM([.I3:.I12])" office:value-type="currency" office:currency="CAD" office:value="48.35" calcext:value-type="currency">
            <text:p>$48.35</text:p>
          </table:table-cell>
          <table:table-cell/>
          <table:table-cell table:style-name="ce8" table:formula="of:=SUM([.K3:.K12])" office:value-type="currency" office:currency="CAD" office:value="2.11541914893617" calcext:value-type="currency">
            <text:p>$2.12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8"/>
          <table:table-cell table:formula="of:=104.84+48.35" office:value-type="float" office:value="153.19" calcext:value-type="float">
            <text:p>153.19</text:p>
          </table:table-cell>
          <table:table-cell table:number-columns-repeated="4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00-00-00</text:date>, <text:time style:data-style-name="N2" text:time-value="23:04:05.292868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51:50.120191230</meta:creation-date>
    <dc:date>2023-09-12T15:16:32.414938328</dc:date>
    <meta:editing-duration>PT12M17S</meta:editing-duration>
    <meta:editing-cycles>3</meta:editing-cycles>
    <meta:generator>LibreOffice/7.0.4.2$Linux_X86_64 LibreOffice_project/00$Build-2</meta:generator>
    <meta:document-statistic meta:table-count="3" meta:cell-count="324" meta:object-count="0"/>
  </office:meta>
</office:document-meta>
</file>